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cd5" officeooo:paragraph-rsid="000c0cd5"/>
    </style:style>
    <style:style style:name="P2" style:family="paragraph" style:parent-style-name="Standard">
      <style:text-properties officeooo:paragraph-rsid="000c0cd5"/>
    </style:style>
    <style:style style:name="P3" style:family="paragraph" style:parent-style-name="Standard">
      <style:text-properties officeooo:rsid="000d846e" officeooo:paragraph-rsid="000d846e"/>
    </style:style>
    <style:style style:name="P4" style:family="paragraph" style:parent-style-name="Standard">
      <style:text-properties officeooo:rsid="000dda98" officeooo:paragraph-rsid="000dda98"/>
    </style:style>
    <style:style style:name="P5" style:family="paragraph" style:parent-style-name="Standard" style:list-style-name="L1">
      <style:text-properties officeooo:paragraph-rsid="000dda98"/>
    </style:style>
    <style:style style:name="P6" style:family="paragraph" style:parent-style-name="Standard" style:list-style-name="L2">
      <style:text-properties officeooo:paragraph-rsid="000dda98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normal" officeooo:rsid="000dda98" officeooo:paragraph-rsid="000dda98" style:font-weight-asian="normal" style:font-weight-complex="normal"/>
    </style:style>
    <style:style style:name="T1" style:family="text">
      <style:text-properties officeooo:rsid="000c0cd5"/>
    </style:style>
    <style:style style:name="T2" style:family="text">
      <style:text-properties officeooo:rsid="000d846e"/>
    </style:style>
    <style:style style:name="T3" style:family="text">
      <style:text-properties officeooo:rsid="000dda98"/>
    </style:style>
    <style:style style:name="T4" style:family="text">
      <style:text-properties fo:font-weight="bold" officeooo:rsid="000dda9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dda98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officeooo:rsid="000dda98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f403b" style:font-weight-asian="normal" style:font-weight-complex="normal"/>
    </style:style>
    <style:style style:name="T9" style:family="text">
      <style:text-properties style:text-underline-style="none" fo:font-weight="bold" officeooo:rsid="000dda98" style:font-weight-asian="bold" style:font-weight-complex="bold"/>
    </style:style>
    <style:style style:name="T10" style:family="text">
      <style:text-properties officeooo:rsid="000f920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<text:span text:style-name="T5">Houses</text:span></text:p>
      <text:list xml:id="list4161289699339097615" text:style-name="L2">
        <text:list-item>
          <text:p text:style-name="P6"><text:span text:style-name="T9">“id-01”</text:span></text:p>
          <text:list>
            <text:list-item>
              <text:p text:style-name="P6"><text:span text:style-name="T7">suberb</text:span></text:p>
              <text:list>
                <text:list-item>
                  <text:p text:style-name="P6"><text:span text:style-name="T7">“</text:span><text:span text:style-name="T8">ABC”</text:span></text:p>
                </text:list-item>
              </text:list>
            </text:list-item>
            <text:list-item>
              <text:p text:style-name="P7">Adress</text:p>
            </text:list-item>
            <text:list-item>
              <text:p text:style-name="P7">Rooms</text:p>
            </text:list-item>
            <text:list-item>
              <text:p text:style-name="P7">Type</text:p>
            </text:list-item>
            <text:list-item>
              <text:p text:style-name="P7">Price</text:p>
            </text:list-item>
            <text:list-item>
              <text:p text:style-name="P7">Method</text:p>
            </text:list-item>
            <text:list-item>
              <text:p text:style-name="P7">…</text:p>
            </text:list-item>
            <text:list-item>
              <text:p text:style-name="P7">...</text:p>
            </text:list-item>
          </text:list>
          <text:p text:style-name="P6"><text:span text:style-name="T9"/></text:p>
        </text:list-item>
        <text:list-item>
          <text:p text:style-name="P6"><text:span text:style-name="T9">“id-n”<text:tab/></text:span></text:p>
        </text:list-item>
      </text:list>
      <text:p text:style-name="P1"/>
      <text:p text:style-name="P1">- <text:span text:style-name="T5">Region</text:span></text:p>
      <text:p text:style-name="P2"><text:span text:style-name="T1"><text:tab/>Suberb { Propertycount }</text:span></text:p>
      <text:p text:style-name="P1"><text:tab/><text:tab/><text:span text:style-name="T3">Distance To CBD</text:span></text:p>
      <text:p text:style-name="P1"><text:tab/><text:tab/>Council Area</text:p>
      <text:p text:style-name="P1"><text:tab/><text:tab/>Adress</text:p>
      <text:p text:style-name="P1"/>
      <text:p text:style-name="P1">- <text:span text:style-name="T5">Type</text:span></text:p>
      <text:p text:style-name="P1"><text:tab/></text:p>
      <text:p text:style-name="P1">- <text:span text:style-name="T5">Rooms</text:span></text:p>
      <text:p text:style-name="P2"><text:span text:style-name="T1"><text:tab/>Bedroom</text:span></text:p>
      <text:p text:style-name="P3"><text:tab/>Bathroom</text:p>
      <text:p text:style-name="P1"/>
      <text:p text:style-name="P1">- <text:span text:style-name="T5">Price</text:span></text:p>
      <text:p text:style-name="P1"><text:tab/><text:span text:style-name="T2">0-X</text:span></text:p>
      <text:p text:style-name="P1"><text:tab/><text:span text:style-name="T2">X-Y…</text:span></text:p>
      <text:p text:style-name="P1"><text:tab/></text:p>
      <text:p text:style-name="P1"/>
      <text:p text:style-name="P3">- <text:span text:style-name="T5">Year sold</text:span></text:p>
      <text:p text:style-name="P3"><text:tab/>Month sold</text:p>
      <text:p text:style-name="P3"/>
      <text:p text:style-name="P3">- <text:span text:style-name="T6">Land-size</text:span></text:p>
      <text:p text:style-name="P3"><text:tab/>0-X</text:p>
      <text:p text:style-name="P3"><text:tab/>X-Y…</text:p>
      <text:p text:style-name="P3"/>
      <text:p text:style-name="P3">- <text:span text:style-name="T5">Building-Area</text:span></text:p>
      <text:p text:style-name="P3"><text:tab/>0-X</text:p>
      <text:p text:style-name="P3"><text:tab/>X-Y…</text:p>
      <text:p text:style-name="P3"/>
      <text:p text:style-name="P3">- <text:span text:style-name="T6">Seller</text:span></text:p>
      <text:list xml:id="list6494644159422190422" text:style-name="L1">
        <text:list-item>
          <text:p text:style-name="P5"><text:span text:style-name="T2">“id-01”</text:span></text:p>
        </text:list-item>
        <text:list-item>
          <text:p text:style-name="P5"><text:span text:style-name="T2">“id-02”</text:span></text:p>
        </text:list-item>
        <text:list-item>
          <text:p text:style-name="P5"><text:span text:style-name="T2">…</text:span></text:p>
        </text:list-item>
        <text:list-item>
          <text:p text:style-name="P5"><text:span text:style-name="T2">…</text:span></text:p>
        </text:list-item>
        <text:list-item>
          <text:p text:style-name="P5"><text:span text:style-name="T2">“id-N”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4:58:41.563324504</meta:creation-date>
    <dc:date>2017-07-13T16:36:10.133846058</dc:date>
    <meta:editing-duration>PT4M56S</meta:editing-duration>
    <meta:editing-cycles>1</meta:editing-cycles>
    <meta:document-statistic meta:table-count="0" meta:image-count="0" meta:object-count="0" meta:page-count="1" meta:paragraph-count="41" meta:word-count="71" meta:character-count="296" meta:non-whitespace-character-count="260"/>
    <meta:generator>LibreOffice/5.1.6.2$Linux_X86_64 LibreOffice_project/10m0$Build-2</meta:generator>
  </office:meta>
</office:document-meta>
</file>